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ce6" officeooo:paragraph-rsid="001b6ce6"/>
    </style:style>
    <style:style style:name="P2" style:family="paragraph" style:parent-style-name="Standard">
      <style:text-properties officeooo:rsid="001b7ea5" officeooo:paragraph-rsid="001b7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y persons are familiar with the Roman numerals for relatively small numbers. The symbols “i”,</text:p>
      <text:p text:style-name="P2">“v”, “x”, “l”, and “c” represent the decimal values 1, 5, 10, 50, and 100 respectively. To represent</text:p>
      <text:p text:style-name="P2">other values, these symbols, and multiples where necessary, are concatenated, with the smaller-valued</text:p>
      <text:p text:style-name="P2">symbols written further to the right. For example, the number 3 is represented as “iii”, and the value</text:p>
      <text:p text:style-name="P2">73 is represented as “lxxiii”. The exceptions to this rule occur for numbers having units values of 4</text:p>
      <text:p text:style-name="P2">or 9, and for tens values of 40 or 90. For these cases, the Roman numeral representations are “iv” (4),</text:p>
      <text:p text:style-name="P2">“ix” (9), “xl” (40), and “xc” (90). So the Roman numeral representations for 24, 39, 44, 49, and 94</text:p>
      <text:p text:style-name="P2">are “xxiv”, “xxxix”, “xliv”, “xlix”, and “xciv”, respectively.</text:p>
      <text:p text:style-name="P2">The preface of many books has pages numbered with Roman numerals, starting with “i” for the</text:p>
      <text:p text:style-name="P2">first page of the preface, and continuing in sequence. Assume books with pages having 100 or fewer</text:p>
      <text:p text:style-name="P2">pages of preface. How many “i”, “v”, “x”, “l”, and “c” characters are required to number the pages in</text:p>
      <text:p text:style-name="P2">the preface? For example, in a five page preface we’ll use the Roman numerals “i”, “ii”, “iii”, “iv”,</text:p>
      <text:p text:style-name="P2">and “v”, meaning we need 7 “i” characters and 2 “v” characters.</text:p>
      <text:p text:style-name="P2">Input</text:p>
      <text:p text:style-name="P2">The input will consist of a sequence of integers in the range 1 to 100, terminated by a zero. For each</text:p>
      <text:p text:style-name="P2">such integer, except the final zero, determine the number of different types of characters needed to</text:p>
      <text:p text:style-name="P2">number the prefix pages with Roman numerals.</text:p>
      <text:p text:style-name="P2">Output</text:p>
      <text:p text:style-name="P2">For each integer in the input, write one line containing the input integer and the number of characters</text:p>
      <text:p text:style-name="P2">of each type required. The examples shown below illustrate an acceptable format.</text:p>
      <text:p text:style-name="P2">Sample Input</text:p>
      <text:p text:style-name="P2">1</text:p>
      <text:p text:style-name="P2">2</text:p>
      <text:p text:style-name="P2">20</text:p>
      <text:p text:style-name="P2">99</text:p>
      <text:p text:style-name="P2">0</text:p>
      <text:p text:style-name="P2">Sample Output</text:p>
      <text:p text:style-name="P2">1: 1 i, 0 v, 0 x, 0 l, 0 c</text:p>
      <text:p text:style-name="P2">2: 3 i, 0 v, 0 x, 0 l, 0 c</text:p>
      <text:p text:style-name="P2">20: 28 i, 10 v, 14 x, 0 l, 0 c</text:p>
      <text:p text:style-name="P2">99: 140 i, 50 v, 150 x, 50 l, 10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07T16:03:18.787045110</dc:date>
    <meta:editing-duration>PT12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40" meta:character-count="1806" meta:non-whitespace-character-count="1497"/>
  </office:meta>
</office:document-meta>
</file>